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Line_Style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Line_Styl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Line Style Index</text:p>
          </table:table-cell>
          <table:table-cell office:value-type="string" table:style-name="ce1">
            <text:p>10) DashDot</text:p>
          </table:table-cell>
          <table:table-cell office:value-type="string" table:style-name="ce1">
            <text:p>9) LongDashDotDot</text:p>
          </table:table-cell>
          <table:table-cell office:value-type="string" table:style-name="ce1">
            <text:p>8) LongDashDot</text:p>
          </table:table-cell>
          <table:table-cell office:value-type="string" table:style-name="ce1">
            <text:p>7) LongDash</text:p>
          </table:table-cell>
          <table:table-cell office:value-type="string" table:style-name="ce1">
            <text:p>6) ShortDashDotDot</text:p>
          </table:table-cell>
          <table:table-cell office:value-type="string" table:style-name="ce1">
            <text:p>5) ShortDashDot</text:p>
          </table:table-cell>
          <table:table-cell office:value-type="string" table:style-name="ce1">
            <text:p>4) ShortDot</text:p>
          </table:table-cell>
          <table:table-cell office:value-type="string" table:style-name="ce1">
            <text:p>3) ShortDash</text:p>
          </table:table-cell>
          <table:table-cell office:value-type="string" table:style-name="ce1">
            <text:p>2) Dash</text:p>
          </table:table-cell>
          <table:table-cell office:value-type="string" table:style-name="ce1">
            <text:p>1) Dot</text:p>
          </table:table-cell>
          <table:table-cell office:value-type="string" table:style-name="ce1">
            <text:p>0) Soli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2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5T18:28:15</meta:creation-date>
    <dc:date>2015-10-05T18:28:15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minimum="-1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one" chart:connect-bars="false" chart:solid-type="cuboid"/>
      <style:graphic-properties draw:fill="none" draw:stroke="dash" svg:stroke-width="1.5mm" svg:stroke-color="#325885" svg:stroke-opacity="100%" draw:stroke-linejoin="round" draw:fill-color="#325885" draw:stroke-dash="a14"/>
    </style:style>
    <style:style style:family="chart" style:name="G0S1">
      <style:chart-properties chart:symbol-type="none" chart:connect-bars="false" chart:solid-type="cuboid"/>
      <style:graphic-properties draw:fill="none" draw:stroke="dash" svg:stroke-width="1.5mm" svg:stroke-color="#873331" svg:stroke-opacity="100%" draw:stroke-linejoin="round" draw:fill-color="#873331" draw:stroke-dash="a13"/>
    </style:style>
    <style:style style:family="chart" style:name="G0S2">
      <style:chart-properties chart:symbol-type="none" chart:connect-bars="false" chart:solid-type="cuboid"/>
      <style:graphic-properties draw:fill="none" draw:stroke="dash" svg:stroke-width="1.5mm" svg:stroke-color="#6b833a" svg:stroke-opacity="100%" draw:stroke-linejoin="round" draw:fill-color="#6b833a" draw:stroke-dash="a12"/>
    </style:style>
    <style:style style:family="chart" style:name="G0S3">
      <style:chart-properties chart:symbol-type="none" chart:connect-bars="false" chart:solid-type="cuboid"/>
      <style:graphic-properties draw:fill="none" draw:stroke="dash" svg:stroke-width="1.5mm" svg:stroke-color="#574271" svg:stroke-opacity="100%" draw:stroke-linejoin="round" draw:fill-color="#574271" draw:stroke-dash="a11"/>
    </style:style>
    <style:style style:family="chart" style:name="G0S4">
      <style:chart-properties chart:symbol-type="none" chart:connect-bars="false" chart:solid-type="cuboid"/>
      <style:graphic-properties draw:fill="none" draw:stroke="dash" svg:stroke-width="1.5mm" svg:stroke-color="#2f788c" svg:stroke-opacity="100%" draw:stroke-linejoin="round" draw:fill-color="#2f788c" draw:stroke-dash="a10"/>
    </style:style>
    <style:style style:family="chart" style:name="G0S5">
      <style:chart-properties chart:symbol-type="none" chart:connect-bars="false" chart:solid-type="cuboid"/>
      <style:graphic-properties draw:fill="none" draw:stroke="dash" svg:stroke-width="1.5mm" svg:stroke-color="#b0672b" svg:stroke-opacity="100%" draw:stroke-linejoin="round" draw:fill-color="#b0672b" draw:stroke-dash="a9"/>
    </style:style>
    <style:style style:family="chart" style:name="G0S6">
      <style:chart-properties chart:symbol-type="none" chart:connect-bars="false" chart:solid-type="cuboid"/>
      <style:graphic-properties draw:fill="none" draw:stroke="dash" svg:stroke-width="1.5mm" svg:stroke-color="#3c679a" svg:stroke-opacity="100%" draw:stroke-linejoin="round" draw:fill-color="#3c679a" draw:stroke-dash="a8"/>
    </style:style>
    <style:style style:family="chart" style:name="G0S7">
      <style:chart-properties chart:symbol-type="none" chart:connect-bars="false" chart:solid-type="cuboid"/>
      <style:graphic-properties draw:fill="none" draw:stroke="dash" svg:stroke-width="1.5mm" svg:stroke-color="#9d3d3a" svg:stroke-opacity="100%" draw:stroke-linejoin="round" draw:fill-color="#9d3d3a" draw:stroke-dash="a7"/>
    </style:style>
    <style:style style:family="chart" style:name="G0S8">
      <style:chart-properties chart:symbol-type="none" chart:connect-bars="false" chart:solid-type="cuboid"/>
      <style:graphic-properties draw:fill="none" draw:stroke="dash" svg:stroke-width="1.5mm" svg:stroke-color="#7d9844" svg:stroke-opacity="100%" draw:stroke-linejoin="round" draw:fill-color="#7d9844" draw:stroke-dash="a6"/>
    </style:style>
    <style:style style:family="chart" style:name="G0S9">
      <style:chart-properties chart:symbol-type="none" chart:connect-bars="false" chart:solid-type="cuboid"/>
      <style:graphic-properties draw:fill="none" draw:stroke="dash" svg:stroke-width="1.5mm" svg:stroke-color="#664e83" svg:stroke-opacity="100%" draw:stroke-linejoin="round" draw:fill-color="#664e83" draw:stroke-dash="a5"/>
    </style:style>
    <style:style style:family="chart" style:name="G0S10">
      <style:chart-properties chart:symbol-type="none" chart:connect-bars="false" chart:solid-type="cuboid"/>
      <style:graphic-properties draw:fill="none" draw:stroke="solid" svg:stroke-width="1.5mm" svg:stroke-color="#388ca2" svg:stroke-opacity="100%" draw:stroke-linejoin="round" draw:fill-color="#388ca2" draw:stroke-dash="a14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Line Styl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/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Index of Line Style</text:p>
            </chart:title>
            <chart:grid chart:class="major" chart:style-name="GMa1"/>
          </chart:axis>
          <chart:series chart:label-cell-address="Line_Style_Data.$B$1" chart:values-cell-range-address="Line_Style_Data.$B$3:.$B$4" chart:class="chart:scatter" chart:attached-axis="primary-y" chart:style-name="G0S0">
            <chart:domain table:cell-range-address="Line_Style_Data.$A$3:.$A$4"/>
            <chart:data-point chart:repeated="2"/>
          </chart:series>
          <chart:series chart:label-cell-address="Line_Style_Data.$C$1" chart:values-cell-range-address="Line_Style_Data.$C$3:.$C$4" chart:class="chart:scatter" chart:attached-axis="primary-y" chart:style-name="G0S1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D$1" chart:values-cell-range-address="Line_Style_Data.$D$3:.$D$4" chart:class="chart:scatter" chart:attached-axis="primary-y" chart:style-name="G0S2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E$1" chart:values-cell-range-address="Line_Style_Data.$E$3:.$E$4" chart:class="chart:scatter" chart:attached-axis="primary-y" chart:style-name="G0S3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F$1" chart:values-cell-range-address="Line_Style_Data.$F$3:.$F$4" chart:class="chart:scatter" chart:attached-axis="primary-y" chart:style-name="G0S4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G$1" chart:values-cell-range-address="Line_Style_Data.$G$3:.$G$4" chart:class="chart:scatter" chart:attached-axis="primary-y" chart:style-name="G0S5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H$1" chart:values-cell-range-address="Line_Style_Data.$H$3:.$H$4" chart:class="chart:scatter" chart:attached-axis="primary-y" chart:style-name="G0S6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I$1" chart:values-cell-range-address="Line_Style_Data.$I$3:.$I$4" chart:class="chart:scatter" chart:attached-axis="primary-y" chart:style-name="G0S7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J$1" chart:values-cell-range-address="Line_Style_Data.$J$3:.$J$4" chart:class="chart:scatter" chart:attached-axis="primary-y" chart:style-name="G0S8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K$1" chart:values-cell-range-address="Line_Style_Data.$K$3:.$K$4" chart:class="chart:scatter" chart:attached-axis="primary-y" chart:style-name="G0S9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L$1" chart:values-cell-range-address="Line_Style_Data.$L$3:.$L$4" chart:class="chart:scatter" chart:attached-axis="primary-y" chart:style-name="G0S10" table:cell-range-address="Line_Style_Data.$A$3:.$A$4">
            <chart:domain table:cell-range-address="Line_Style_Data.$A$3:.$A$4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  <draw:stroke-dash draw:name="a5" draw:display-name="Dot" draw:style="rect" draw:dots1="1" draw:dots1-length="0.03125in" draw:dots2="0" draw:dots2-length="0in" draw:distance="0.03125in"/>
    <draw:stroke-dash draw:name="a6" draw:display-name="Dash" draw:style="rect" draw:dots1="1" draw:dots1-length="0.125in" draw:dots2="0" draw:dots2-length="0in" draw:distance="0.03125in"/>
    <draw:stroke-dash draw:name="a7" draw:display-name="ShortDash" draw:style="rect" draw:dots1="1" draw:dots1-length="0.0625in" draw:dots2="0" draw:dots2-length="0in" draw:distance="0.03125in"/>
    <draw:stroke-dash draw:name="a8" draw:display-name="ShortDot" draw:style="rect" draw:dots1="1" draw:dots1-length="0.015625in" draw:dots2="0" draw:dots2-length="0in" draw:distance="0.03125in"/>
    <draw:stroke-dash draw:name="a9" draw:display-name="ShortDashDot" draw:style="rect" draw:dots1="1" draw:dots1-length="0.0625in" draw:dots2="1" draw:dots2-length="0.015625in" draw:distance="0.03125in"/>
    <draw:stroke-dash draw:name="a10" draw:display-name="ShortDashDotDot" draw:style="rect" draw:dots1="1" draw:dots1-length="0.0625in" draw:dots2="2" draw:dots2-length="0.015625in" draw:distance="0.03125in"/>
    <draw:stroke-dash draw:name="a11" draw:display-name="LongDash" draw:style="rect" draw:dots1="1" draw:dots1-length="0.25in" draw:dots2="0" draw:dots2-length="0in" draw:distance="0.03125in"/>
    <draw:stroke-dash draw:name="a12" draw:display-name="LongDashDot" draw:style="rect" draw:dots1="1" draw:dots1-length="0.25in" draw:dots2="1" draw:dots2-length="0.03125in" draw:distance="0.03125in"/>
    <draw:stroke-dash draw:name="a13" draw:display-name="LongDashDotDot" draw:style="rect" draw:dots1="1" draw:dots1-length="0.25in" draw:dots2="2" draw:dots2-length="0.03125in" draw:distance="0.03125in"/>
    <draw:stroke-dash draw:name="a14" draw:display-name="DashDot" draw:style="rect" draw:dots1="1" draw:dots1-length="0.125in" draw:dots2="1" draw:dots2-length="0.03125in" draw:distance="0.03125in"/>
  </office:styles>
</office:document-styles>
</file>